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(2+2*X*-8*Z)/(-4)" office:value-type="float" office:value="0.612830472276785" calcext:value-type="float">
            <text:p>0,61283047227678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(1-3*X+Y)/(-5)" office:value-type="float" office:value="0.278207618069196" calcext:value-type="float">
            <text:p>0,2782076180691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table:formula="of:=([.B6]+25)/2" office:value-type="float" office:value="13.888875" calcext:value-type="float">
            <text:p>13,888875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formula="of:=[.B5]/5" office:value-type="float" office:value="2.77775" calcext:value-type="float">
            <text:p>2,7777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formula="of:=2^3" office:value-type="float" office:value="8" calcext:value-type="float">
            <text:p>8</text:p>
          </table:table-cell>
          <table:table-cell/>
        </table:table-row>
      </table:table>
      <table:named-expressions>
        <table:named-range table:name="X" table:base-cell-address="$Feuille1.$B$1" table:cell-range-address="$Feuille1.$B$1"/>
        <table:named-range table:name="Y" table:base-cell-address="$Feuille1.$B$2" table:cell-range-address="$Feuille1.$B$2"/>
        <table:named-range table:name="Z" table:base-cell-address="$Feuille1.$B$3" table:cell-range-address="$Feuille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7:08:28.268312308</meta:creation-date>
    <dc:date>2018-10-23T11:13:17.411314823</dc:date>
    <meta:editing-duration>PT6M33S</meta:editing-duration>
    <meta:editing-cycles>1</meta:editing-cycles>
    <meta:document-statistic meta:table-count="1" meta:cell-count="11" meta:object-count="0"/>
    <meta:generator>LibreOffice/6.0.6.2$Linux_X86_64 LibreOffice_project/00m0$Build-2</meta:generator>
  </office:meta>
</office:document-meta>
</file>